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7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18.26mm"/>
    </style:style>
    <style:style style:name="co4" style:family="table-column">
      <style:table-column-properties fo:break-before="auto" style:column-width="84.14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2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4"/>
          <table:table-cell table:style-name="ce4" office:value-type="string" calcext:value-type="string">
            <text:p>UE Specialite I (RI TI TIM)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UE Specialite II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ait (0 ou 1)</text:p>
          </table:table-cell>
          <table:table-cell table:style-name="ce4" office:value-type="string" calcext:value-type="string">
            <text:p>Humanités</text:p>
          </table:table-cell>
          <table:table-cell table:style-name="ce4" office:value-type="string" calcext:value-type="string">
            <text:p>Note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3" office:value-type="string" calcext:value-type="string">
            <text:p>Matière 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ase de données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 office:value-type="float" office:value="6.2" calcext:value-type="float">
            <text:p>6,2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Matière 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chnologies Web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V2</text:p>
          </table:table-cell>
          <table:table-cell office:value-type="float" office:value="13.5" calcext:value-type="float">
            <text:p>13,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Théorie des graphes et Recherche opérationne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S</text:p>
          </table:table-cell>
          <table:table-cell office:value-type="float" office:value="13.5" calcext:value-type="float">
            <text:p>13,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Introduction à la compil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F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Introduction au Machine Learn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PI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PAO (mettre coeff dans la colonne Fait)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GPI</text:p>
          </table:table-cell>
          <table:table-cell office:value-type="float" office:value="7.51" calcext:value-type="float">
            <text:p>7,5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office:value-type="string" calcext:value-type="string">
            <text:p>ECA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eff ECAO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yenne de l'UE</text:p>
          </table:table-cell>
          <table:table-cell/>
          <table:table-cell table:style-name="ce2" table:formula="of:=([.C2]*4.5+[.C3]*4.5)/9" office:value-type="float" office:value="0" calcext:value-type="float">
            <text:p>0</text:p>
          </table:table-cell>
          <table:table-cell/>
          <table:table-cell table:style-name="ce2" table:formula="of:=([.E2]*2.5*[.F2]+[.E3]*2.5*[.F3]+[.E4]*2.5*[.F4]+[.E5]*2.5*[.F5]+[.E6]*4.5*[.F6]+[.E7]*[.F7])/(2.5*([.F2]+[.F3]+[.F4]+[.F5])+4.5*[.F6]+[.F7])" office:value-type="float" office:value="0" calcext:value-type="float">
            <text:p>0</text:p>
          </table:table-cell>
          <table:table-cell table:number-columns-repeated="2"/>
          <table:table-cell table:style-name="ce2" table:formula="of:=(1.5*([.H2]+[.H3]+[.H4]+[.H5]+[.H6])+3*[.H7]+[.H8]*[.H9])/(10.5+[.H8]*[.H9])" office:value-type="float" office:value="10.0314285714286" calcext:value-type="float">
            <text:p>10,031428571428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yenne générale</text:p>
          </table:table-cell>
          <table:table-cell/>
          <table:table-cell table:style-name="ce2" table:formula="of:=([.C10]*9+[.E10]*(2.5*([.F2]+[.F3]+[.F4]+[.F5])+4.5*[.F6]+[.F7])+[.H10]*(9.5+[.H9]))/(9+2.5*([.F2]+[.F3]+[.F4]+[.F5])+4.5*[.F6]+[.F7]+9.5+[.H9])" office:value-type="float" office:value="3.17661904761905" calcext:value-type="float">
            <text:p>3,17661904761905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initial-creator>PFG</meta:initial-creator>
    <meta:creation-date>2018-06-29T10:49:11Z</meta:creation-date>
    <dc:date>2019-01-29T15:23:16.367606089</dc:date>
    <meta:print-date>2019-01-21T18:54:12Z</meta:print-date>
    <meta:editing-duration>PT6M44S</meta:editing-duration>
    <meta:editing-cycles>1</meta:editing-cycles>
    <meta:document-statistic meta:table-count="1" meta:cell-count="50" meta:object-count="0"/>
  </office:meta>
</office:document-meta>
</file>